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MessageArgsGrammar.onEndCheck( AnnotationInstance annotation , AnnotationInstance [ ] parentAnnotations , MemberDeclaration classMember , Map checkResul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lidationMessageArgsGrammar.getMutuallyExclusive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MessageArgsGrammar.getAttr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MessageArgsGrammar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MessageArgsGrammar.ValidationMessageArgsGrammar( CoreAnnotationProcessorEnv env , Diagnostics diags , RuntimeVersionChecker rv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